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/>
    <style:font-face style:name="Arial" svg:font-family="Arial" style:font-family-generic="swiss" style:font-pitch="variable"/>
    <style:font-face style:name="Helv" svg:font-family="Helv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.98mm"/>
    </style:style>
    <style:style style:name="co2" style:family="table-column">
      <style:table-column-properties fo:break-before="auto" style:column-width="43.25mm"/>
    </style:style>
    <style:style style:name="co3" style:family="table-column">
      <style:table-column-properties fo:break-before="auto" style:column-width="48.05mm"/>
    </style:style>
    <style:style style:name="co4" style:family="table-column">
      <style:table-column-properties fo:break-before="auto" style:column-width="50.29mm"/>
    </style:style>
    <style:style style:name="co5" style:family="table-column">
      <style:table-column-properties fo:break-before="auto" style:column-width="50.61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8.48mm" fo:break-before="auto" style:use-optimal-row-height="true"/>
    </style:style>
    <style:style style:name="ro2" style:family="table-row">
      <style:table-row-properties style:row-height="5.57mm" fo:break-before="auto" style:use-optimal-row-height="true"/>
    </style:style>
    <style:style style:name="ro3" style:family="table-row">
      <style:table-row-properties style:row-height="7.66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6mm" fo:break-before="auto" style:use-optimal-row-height="true"/>
    </style:style>
    <style:style style:name="ro6" style:family="table-row">
      <style:table-row-properties style:row-height="6.21mm" fo:break-before="auto" style:use-optimal-row-height="true"/>
    </style:style>
    <style:style style:name="ro7" style:family="table-row">
      <style:table-row-properties style:row-height="5.17mm" fo:break-before="auto" style:use-optimal-row-height="true"/>
    </style:style>
    <style:style style:name="ro8" style:family="table-row">
      <style:table-row-properties style:row-height="11.5mm" fo:break-before="auto" style:use-optimal-row-height="true"/>
    </style:style>
    <style:style style:name="ro9" style:family="table-row">
      <style:table-row-properties style:row-height="13.07mm" fo:break-before="auto" style:use-optimal-row-height="true"/>
    </style:style>
    <style:style style:name="ro10" style:family="table-row">
      <style:table-row-properties style:row-height="23.6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5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常规_5f_Sheet1_5f_20_5f_pl_5f_198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9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常规_5f_Sheet1_5f_20_5f_pl_5f_198" style:data-style-name="N0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74pt solid #3c3c3c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3c3c3c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Helv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常规_5f_Sheet1_5f_20_5f_pl_5f_243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2.49pt double-thin #3c3c3c" style:border-line-width-bottom="0.18mm 0.53mm 0.18mm" style:diagonal-bl-tr="none" style:diagonal-tl-br="none" style:text-align-source="value-type" style:repeat-content="false" fo:background-color="transparent" fo:wrap-option="no-wrap" fo:border-left="0.74pt solid #3c3c3c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9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" style:family="table-cell" style:parent-style-name="常规_5f_Sheet1_5f_3">
      <style:table-cell-properties fo:background-color="transparent" fo:padding="0.71mm"/>
      <style:text-properties style:use-window-font-color="true" style:text-outline="false" style:text-line-through-style="none" style:text-line-through-type="none" style:font-name="宋体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3c3c3c" style:direction="ltr" fo:padding="0.71mm" fo:border-right="0.74pt solid #3c3c3c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8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3c3c3c" style:direction="ltr" fo:padding="0.71mm" fo:border-right="0.74pt solid #3c3c3c" style:rotation-angle="0" style:rotation-align="none" style:shrink-to-fit="false" fo:border-top="0.74pt solid #3c3c3c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4" style:family="table-cell" style:parent-style-name="常规_5f_Sheet1_5f_20_5f_pl_5f_170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0" style:family="table-cell" style:parent-style-name="常规_5f_Sheet1_5f_20_5f_pl_5f_170">
      <style:table-cell-properties style:glyph-orientation-vertical="0" style:diagonal-bl-tr="none" style:diagonal-tl-br="none" style:text-align-source="value-type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1" style:family="table-cell" style:parent-style-name="常规_5f_Sheet1_5f_20_5f_pl_5f_154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2.49pt double-thin #3c3c3c" style:border-line-width-bottom="0.18mm 0.53mm 0.18mm" style:diagonal-bl-tr="none" style:diagonal-tl-br="none" style:text-align-source="fix" style:repeat-content="false" fo:background-color="transparent" fo:wrap-option="wrap" fo:border-left="0.74pt solid #3c3c3c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9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0.74pt solid #3c3c3c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1" style:family="table-cell" style:parent-style-name="常规_5f_Sheet1_5f_20_5f_pl_5f_127" style:data-style-name="N158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7" style:family="table-cell" style:parent-style-name="常规_5f_Sheet1_5f_20_5f_pl_5f_127" style:data-style-name="N160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no-wrap" fo:border-left="0.74pt solid #3c3c3c" style:direction="ltr" fo:padding="0.71mm" fo:border-right="0.74pt solid #3c3c3c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3" style:family="table-cell" style:parent-style-name="Default" style:data-style-name="N164">
      <style:table-cell-properties style:glyph-orientation-vertical="0" fo:border-bottom="2.49pt double-thin #3c3c3c" style:border-line-width-bottom="0.18mm 0.53mm 0.18mm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4" style:family="table-cell" style:parent-style-name="常规_5f_Sheet1_5f_20_5f_pl_5f_95" style:data-style-name="N154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" style:family="table-cell" style:parent-style-name="常规_5f_Sheet1_5f_5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6" style:family="table-cell" style:parent-style-name="Default" style:data-style-name="N161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wrap" fo:border-left="none" style:direction="ltr" fo:padding="0.71mm" fo:border-right="0.74pt solid #3c3c3c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" style:family="table-cell" style:parent-style-name="Default" style:data-style-name="N162">
      <style:table-cell-properties style:glyph-orientation-vertical="0" style:diagonal-bl-tr="none" style:diagonal-tl-br="none" style:text-align-source="fix" style:repeat-content="false" fo:background-color="transparent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 style:data-style-name="N162">
      <style:table-cell-properties style:glyph-orientation-vertical="0" fo:border-bottom="2.49pt double-thin #3c3c3c" style:border-line-width-bottom="0.18mm 0.53mm 0.18mm" style:diagonal-bl-tr="none" style:diagonal-tl-br="none" style:text-align-source="fix" style:repeat-content="false" fo:background-color="transparent" fo:wrap-option="wrap" fo:border-left="0.74pt solid #3c3c3c" style:direction="ltr" fo:padding="0.71mm" fo:border-right="0.74pt solid #3c3c3c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0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3c3c3c" style:direction="ltr" fo:padding="0.71mm" fo:border-right="0.74pt solid #3c3c3c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bold" style:font-size-asian="12pt" style:language-asian="none" style:country-asian="none" style:font-style-asian="normal" style:font-weight-asian="bold" style:font-name-complex="Arial" style:font-size-complex="12pt" style:language-complex="none" style:country-complex="none" style:font-style-complex="normal" style:font-weight-complex="bold"/>
    </style:style>
    <style:style style:name="ce42" style:family="table-cell" style:parent-style-name="Default" style:data-style-name="N161">
      <style:table-cell-properties style:glyph-orientation-vertical="0" style:diagonal-bl-tr="none" style:diagonal-tl-br="none" style:text-align-source="fix" style:repeat-content="false" fo:background-color="transparent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background-color="transparent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" style:family="table-cell" style:parent-style-name="Default" style:data-style-name="N155">
      <style:table-cell-properties style:glyph-orientation-vertical="0" style:diagonal-bl-tr="none" style:diagonal-tl-br="none" style:text-align-source="fix" style:repeat-content="false" fo:background-color="transparent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 style:data-style-name="N155">
      <style:table-cell-properties style:glyph-orientation-vertical="0" fo:border-bottom="2.49pt double-thin #3c3c3c" style:border-line-width-bottom="0.18mm 0.53mm 0.18mm" style:diagonal-bl-tr="none" style:diagonal-tl-br="none" style:text-align-source="fix" style:repeat-content="false" fo:background-color="transparent" fo:wrap-option="wrap" fo:border-left="0.74pt solid #3c3c3c" style:direction="ltr" fo:padding="0.71mm" fo:border-right="0.74pt solid #3c3c3c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7"/>
        <table:table-column table:style-name="co4" table:default-cell-style-name="ce72"/>
        <table:table-column table:style-name="co5" table:default-cell-style-name="ce39"/>
        <table:table-column table:style-name="co2" table:default-cell-style-name="ce79"/>
        <table:table-column table:style-name="co6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${company.street}</text:p>
          </table:table-cell>
          <table:covered-table-cell/>
          <table:covered-table-cell table:number-columns-repeated="4" table:style-name="Default"/>
          <table:table-cell/>
        </table:table-row>
        <table:table-row table:style-name="ro2">
          <table:table-cell table:style-name="ce2" office:value-type="string" calcext:value-type="string" table:number-columns-spanned="6" table:number-rows-spanned="1">
            <text:p>${company.street2},${company.city},${company.state_id.name},${company.country_id.name}</text:p>
          </table:table-cell>
          <table:covered-table-cell table:number-columns-repeated="5" table:style-name="ce15"/>
          <table:table-cell/>
        </table:table-row>
        <table:table-row table:style-name="ro2">
          <table:table-cell table:style-name="ce15"/>
          <table:table-cell table:style-name="ce17" table:number-columns-repeated="5"/>
          <table:table-cell/>
        </table:table-row>
        <table:table-row table:style-name="ro3">
          <table:table-cell table:style-name="ce4" office:value-type="string" calcext:value-type="string" table:number-columns-spanned="6" table:number-rows-spanned="1">
            <text:p>PACKING LIST</text:p>
          </table:table-cell>
          <table:covered-table-cell table:number-columns-repeated="5" table:style-name="ce18"/>
          <table:table-cell/>
        </table:table-row>
        <table:table-row table:style-name="ro2">
          <table:table-cell table:style-name="ce5"/>
          <table:table-cell table:style-name="ce19"/>
          <table:table-cell table:style-name="ce5"/>
          <table:table-cell table:style-name="ce34"/>
          <table:table-cell table:style-name="ce5" table:number-columns-repeated="2"/>
          <table:table-cell/>
        </table:table-row>
        <table:table-row table:style-name="ro2">
          <table:table-cell table:style-name="ce6" office:value-type="string" calcext:value-type="string">
            <text:p>TO: </text:p>
          </table:table-cell>
          <table:table-cell table:style-name="ce39" office:value-type="string" calcext:value-type="string">
            <text:p>${partner_invoice_id.street}</text:p>
          </table:table-cell>
          <table:table-cell table:style-name="ce29"/>
          <table:table-cell table:style-name="ce35" office:value-type="string" calcext:value-type="string">
            <text:p>INVOICE NO. </text:p>
          </table:table-cell>
          <table:table-cell office:value-type="string" calcext:value-type="string">
            <text:p>${objects.number}</text:p>
          </table:table-cell>
          <table:table-cell table:style-name="ce29"/>
          <table:table-cell/>
        </table:table-row>
        <table:table-row table:style-name="ro2">
          <table:table-cell table:style-name="ce39" office:value-type="string" calcext:value-type="string">
            <text:p>${partner_invoice_id.street2},${partner_invoice_id.city},${partner_invoice_id.state_id.name},${partner_invoice_id.country_id.name}</text:p>
          </table:table-cell>
          <table:table-cell table:style-name="ce39"/>
          <table:table-cell table:style-name="ce29"/>
          <table:table-cell table:style-name="ce35" office:value-type="string" calcext:value-type="string">
            <text:p>DATE:</text:p>
          </table:table-cell>
          <table:table-cell office:value-type="string" calcext:value-type="string">
            <text:p>${date_invoice}</text:p>
          </table:table-cell>
          <table:table-cell table:style-name="ce5"/>
          <table:table-cell/>
        </table:table-row>
        <table:table-row table:style-name="ro2">
          <table:table-cell table:style-name="ce7" office:value-type="string" calcext:value-type="string">
            <text:p>VAT N˚</text:p>
          </table:table-cell>
          <table:table-cell table:style-name="ce20" office:value-type="string" calcext:value-type="string">
            <text:p>${objects.partner_id.vat}</text:p>
          </table:table-cell>
          <table:table-cell table:style-name="ce29"/>
          <table:table-cell table:style-name="ce29" office:value-type="string" calcext:value-type="string">
            <text:p>Refer:</text:p>
          </table:table-cell>
          <table:table-cell office:value-type="string" calcext:value-type="string">
            <text:p>${objects.internal_reference}</text:p>
          </table:table-cell>
          <table:table-cell table:style-name="ce5"/>
          <table:table-cell/>
        </table:table-row>
        <table:table-row table:style-name="ro2">
          <table:table-cell table:number-columns-repeated="2"/>
          <table:table-cell table:style-name="Default"/>
          <table:table-cell table:style-name="ce29" office:value-type="string" calcext:value-type="string">
            <text:p>Trade Term:</text:p>
          </table:table-cell>
          <table:table-cell office:value-type="string" calcext:value-type="string">
            <text:p>${objects.incoterms_id.name}</text:p>
          </table:table-cell>
          <table:table-cell table:style-name="Default"/>
          <table:table-cell/>
        </table:table-row>
        <table:table-row table:style-name="ro4" table:number-rows-repeated="2">
          <table:table-cell table:number-columns-repeated="2"/>
          <table:table-cell table:style-name="Default" table:number-columns-repeated="4"/>
          <table:table-cell/>
        </table:table-row>
        <table:table-row table:style-name="ro5">
          <table:table-cell table:style-name="ce8" office:value-type="string" calcext:value-type="string">
            <text:p>SHIPMENT FROM <text:s/>TO ${ship_to} BY.</text:p>
          </table:table-cell>
          <table:table-cell table:style-name="ce21"/>
          <table:table-cell table:style-name="ce8" table:number-columns-repeated="2"/>
          <table:table-cell table:style-name="ce40"/>
          <table:table-cell table:style-name="ce8"/>
          <table:table-cell/>
        </table:table-row>
        <table:table-row table:style-name="ro5">
          <table:table-cell table:style-name="ce9" office:value-type="string" calcext:value-type="string">
            <text:p>Case No</text:p>
          </table:table-cell>
          <table:table-cell table:style-name="ce56" office:value-type="string" calcext:value-type="string">
            <text:p>Commodity and Specification</text:p>
          </table:table-cell>
          <table:table-cell table:style-name="ce9" office:value-type="string" calcext:value-type="string">
            <text:p><text:s/>Quantity</text:p>
          </table:table-cell>
          <table:table-cell table:style-name="ce9" office:value-type="string" calcext:value-type="string">
            <text:p>Gross. wt</text:p>
          </table:table-cell>
          <table:table-cell table:style-name="ce9" office:value-type="string" calcext:value-type="string">
            <text:p>Net. wt</text:p>
          </table:table-cell>
          <table:table-cell table:style-name="ce9" office:value-type="string" calcext:value-type="string">
            <text:p>Mea's</text:p>
          </table:table-cell>
          <table:table-cell/>
        </table:table-row>
        <table:table-row table:style-name="ro6">
          <table:table-cell table:style-name="ce11" office:value-type="string" calcext:value-type="string" table:number-columns-spanned="6" table:number-rows-spanned="1">
            <text:p><text:a xlink:href="py3o://for=%22pack%20in%20package_list%22" xlink:type="simple">for="pack in package_list"</text:a></text:p>
          </table:table-cell>
          <table:covered-table-cell table:style-name="ce58"/>
          <table:covered-table-cell table:style-name="ce64"/>
          <table:covered-table-cell table:style-name="ce56"/>
          <table:covered-table-cell table:style-name="ce74"/>
          <table:covered-table-cell table:style-name="ce56"/>
          <table:table-cell/>
        </table:table-row>
        <table:table-row table:style-name="ro6">
          <table:table-cell table:style-name="ce12" office:value-type="string" calcext:value-type="string" table:number-columns-spanned="6" table:number-rows-spanned="1">
            <text:p><text:a xlink:href="py3o://for=%22order%20in%20pack.order_list%22" xlink:type="simple">for="order in pack.order_list"</text:a></text:p>
          </table:table-cell>
          <table:covered-table-cell table:style-name="ce58"/>
          <table:covered-table-cell table:style-name="ce64"/>
          <table:covered-table-cell table:style-name="ce56"/>
          <table:covered-table-cell table:style-name="ce74"/>
          <table:covered-table-cell table:style-name="ce56"/>
          <table:table-cell/>
        </table:table-row>
        <table:table-row table:style-name="ro2">
          <table:table-cell table:style-name="ce13"/>
          <table:table-cell table:style-name="ce24" office:value-type="string" calcext:value-type="string">
            <text:p>P/I <text:s/>No. ${order.name}</text:p>
          </table:table-cell>
          <table:table-cell table:style-name="ce31"/>
          <table:table-cell table:style-name="ce36"/>
          <table:table-cell table:style-name="ce42"/>
          <table:table-cell table:style-name="ce43"/>
          <table:table-cell/>
        </table:table-row>
        <table:table-row table:style-name="ro2">
          <table:table-cell table:style-name="ce13"/>
          <table:table-cell table:style-name="ce60" office:value-type="string" calcext:value-type="string">
            <text:p>PO :${order.client_order_ref}</text:p>
          </table:table-cell>
          <table:table-cell table:number-columns-repeated="2"/>
          <table:table-cell table:style-name="ce72"/>
          <table:table-cell table:number-columns-repeated="2"/>
        </table:table-row>
        <table:table-row table:style-name="ro7">
          <table:table-cell table:style-name="ce14" office:value-type="string" calcext:value-type="string" table:number-columns-spanned="6" table:number-rows-spanned="1">
            <text:p><text:a xlink:href="py3o://for=%22line%20in%20order.lines%22" xlink:type="simple">for="line in order.lines"</text:a></text:p>
          </table:table-cell>
          <table:covered-table-cell table:style-name="ce60"/>
          <table:covered-table-cell table:number-columns-repeated="2"/>
          <table:covered-table-cell table:style-name="ce72"/>
          <table:covered-table-cell/>
          <table:table-cell/>
        </table:table-row>
        <table:table-row table:style-name="ro8">
          <table:table-cell table:style-name="ce26" office:value-type="string" calcext:value-type="string">
            <text:p>${line.carton_no}</text:p>
          </table:table-cell>
          <table:table-cell table:style-name="ce26" office:value-type="string" calcext:value-type="string">
            <text:p>${line.customer_product_code}</text:p>
          </table:table-cell>
          <table:table-cell table:style-name="ce31" office:value-type="string" calcext:value-type="string">
            <text:p>${line.qty}PCS</text:p>
          </table:table-cell>
          <table:table-cell table:style-name="ce36" office:value-type="string" calcext:value-type="string">
            <text:p>@${line.gross_by_carton}KGS</text:p>
          </table:table-cell>
          <table:table-cell table:style-name="ce42" office:value-type="string" calcext:value-type="string">
            <text:p>@${line.net_by_carton}KGS</text:p>
          </table:table-cell>
          <table:table-cell table:style-name="ce43" office:value-type="string" calcext:value-type="string">
            <text:p>@${line.volume_per_carton}CBM</text:p>
          </table:table-cell>
          <table:table-cell table:style-name="ce81" office:value-type="string" calcext:value-type="string">
            <text:p>${line.mixed_loading}</text:p>
          </table:table-cell>
        </table:table-row>
        <table:table-row table:style-name="ro9">
          <table:table-cell table:style-name="ce13"/>
          <table:table-cell table:style-name="ce61"/>
          <table:table-cell office:value-type="string" calcext:value-type="string">
            <text:p>${line.carton_qty}CTNS</text:p>
          </table:table-cell>
          <table:table-cell office:value-type="string" calcext:value-type="string">
            <text:p>${line.gross_weight}KGS</text:p>
          </table:table-cell>
          <table:table-cell table:style-name="ce72" office:value-type="string" calcext:value-type="string">
            <text:p>${line.net_weight}KGS</text:p>
          </table:table-cell>
          <table:table-cell office:value-type="string" calcext:value-type="string">
            <text:p>${line.volume}CBM</text:p>
          </table:table-cell>
          <table:table-cell/>
        </table:table-row>
        <table:table-row table:style-name="ro7">
          <table:table-cell table:style-name="ce49" office:value-type="string" calcext:value-type="string" table:number-columns-spanned="6" table:number-rows-spanned="1">
            <text:p><text:a xlink:href="py3o:///for" xlink:type="simple">/for</text:a></text:p>
          </table:table-cell>
          <table:covered-table-cell table:style-name="ce61"/>
          <table:covered-table-cell table:number-columns-repeated="2"/>
          <table:covered-table-cell table:style-name="ce72"/>
          <table:covered-table-cell/>
          <table:table-cell/>
        </table:table-row>
        <table:table-row table:style-name="ro7">
          <table:table-cell table:style-name="ce49" office:value-type="string" calcext:value-type="string" table:number-columns-spanned="6" table:number-rows-spanned="1">
            <text:p><text:a xlink:href="py3o:///for" xlink:type="simple">/for</text:a></text:p>
          </table:table-cell>
          <table:covered-table-cell table:style-name="ce61"/>
          <table:covered-table-cell table:number-columns-repeated="2"/>
          <table:covered-table-cell table:style-name="ce72"/>
          <table:covered-table-cell/>
          <table:table-cell/>
        </table:table-row>
        <table:table-row table:style-name="ro9">
          <table:table-cell table:style-name="ce49"/>
          <table:table-cell table:style-name="ce61"/>
          <table:table-cell office:value-type="string" calcext:value-type="string">
            <text:p>${pack.pallet_sum}CTNS=${pack.package_qty}PLT</text:p>
          </table:table-cell>
          <table:table-cell office:value-type="string" calcext:value-type="string">
            <text:p>${pack.sum_gw}KGS</text:p>
          </table:table-cell>
          <table:table-cell table:style-name="ce72" office:value-type="string" calcext:value-type="string">
            <text:p>${pack.sum_nt}KGS</text:p>
          </table:table-cell>
          <table:table-cell office:value-type="string" calcext:value-type="string">
            <text:p>${pack.sum_meas}CBM</text:p>
          </table:table-cell>
          <table:table-cell/>
        </table:table-row>
        <table:table-row table:style-name="ro7">
          <table:table-cell table:style-name="ce49" office:value-type="string" calcext:value-type="string" table:number-columns-spanned="6" table:number-rows-spanned="1">
            <text:p><text:a xlink:href="py3o:///for" xlink:type="simple">/for</text:a></text:p>
          </table:table-cell>
          <table:covered-table-cell table:style-name="ce61"/>
          <table:covered-table-cell table:number-columns-repeated="2"/>
          <table:covered-table-cell table:style-name="ce72"/>
          <table:covered-table-cell/>
          <table:table-cell/>
        </table:table-row>
        <table:table-row table:style-name="ro10">
          <table:table-cell table:style-name="ce16"/>
          <table:table-cell table:style-name="ce28" office:value-type="string" calcext:value-type="string">
            <text:p>TOTAL</text:p>
          </table:table-cell>
          <table:table-cell table:style-name="ce33" office:value-type="string" calcext:value-type="string">
            <text:p>${pallet_total}CTNS=${package_total}PLTS</text:p>
          </table:table-cell>
          <table:table-cell table:style-name="ce38" office:value-type="string" calcext:value-type="string">
            <text:p>${total_gw}KGS</text:p>
          </table:table-cell>
          <table:table-cell table:style-name="ce38" office:value-type="string" calcext:value-type="string">
            <text:p>${total_nt}KGS</text:p>
          </table:table-cell>
          <table:table-cell table:style-name="ce45" office:value-type="string" calcext:value-type="string">
            <text:p>${total_meas}CBM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宋体" svg:font-family="宋体"/>
    <style:font-face style:name="Arial" svg:font-family="Arial" style:font-family-generic="swiss" style:font-pitch="variable"/>
    <style:font-face style:name="Helv" svg:font-family="Helv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17P0"/>
    </number:currency-style>
    <number:number-style style:name="N119P0" style:volatile="true">
      <number:text>¥</number:text>
      <number:number number:decimal-places="0" loext:min-decimal-places="0" number:min-integer-digits="1" number:grouping="true"/>
    </number:number-style>
    <number:number-style style:name="N119">
      <number:text>¥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text>¥</number:text>
      <number:number number:decimal-places="0" loext:min-decimal-places="0" number:min-integer-digits="1" number:grouping="true"/>
    </number:number-style>
    <number:number-style style:name="N120">
      <style:text-properties fo:color="#ff0000"/>
      <number:text>¥-</number:text>
      <number:number number:decimal-places="0" loext:min-decimal-places="0" number:min-integer-digits="1" number:grouping="true"/>
      <style:map style:condition="value()&gt;=0" style:apply-style-name="N120P0"/>
    </number:number-style>
    <number:number-style style:name="N122P0" style:volatile="true">
      <number:text>¥</number:text>
      <number:number number:decimal-places="2" loext:min-decimal-places="2" number:min-integer-digits="1" number:grouping="true"/>
    </number:number-style>
    <number:number-style style:name="N122">
      <number:text>¥-</number:text>
      <number:number number:decimal-places="2" loext:min-decimal-places="2" number:min-integer-digits="1" number:grouping="true"/>
      <style:map style:condition="value()&gt;=0" style:apply-style-name="N122P0"/>
    </number:number-style>
    <number:number-style style:name="N123P0" style:volatile="true">
      <number:text>¥</number:text>
      <number:number number:decimal-places="2" loext:min-decimal-places="2" number:min-integer-digits="1" number:grouping="true"/>
    </number:number-style>
    <number:number-style style:name="N123">
      <style:text-properties fo:color="#ff0000"/>
      <number:text>¥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5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6P0"/>
    </number:number-style>
    <number:number-style style:name="N12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8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number number:decimal-places="0" loext:min-decimal-places="0" number:min-integer-digits="1" number:grouping="true"/>
    </number:number-style>
    <number:number-style style:name="N130">
      <number:text>-</number:text>
      <number:number number:decimal-places="0" loext:min-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0" loext:min-decimal-places="0" number:min-integer-digits="1" number:grouping="true"/>
    </number:number-style>
    <number:number-style style:name="N13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1P0"/>
    </number:number-style>
    <number:number-style style:name="N132P0" style:volatile="true">
      <number:number number:decimal-places="2" loext:min-decimal-places="2" number:min-integer-digits="1" number:grouping="true"/>
    </number:number-style>
    <number:number-style style:name="N132">
      <number:text>-</number:text>
      <number:number number:decimal-places="2" loext:min-decimal-places="2" number:min-integer-digits="1" number:grouping="true"/>
      <style:map style:condition="value()&gt;=0" style:apply-style-name="N132P0"/>
    </number:number-style>
    <number:number-style style:name="N133P0" style:volatile="true">
      <number:number number:decimal-places="2" loext:min-decimal-places="2" number:min-integer-digits="1" number:grouping="true"/>
    </number:number-style>
    <number:number-style style:name="N13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3P0"/>
    </number:number-style>
    <number:number-style style:name="N13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7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7P2" style:volatile="true">
      <loext:fill-character> </loext:fill-character>
      <number:text>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text> 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1P1" style:volatile="true">
      <loext:text> 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41P2" style:volatile="true">
      <loext:text> ¥</loext:text>
      <loext:fill-character> </loext:fill-character>
      <number:text>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5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loext:text> 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9P1" style:volatile="true">
      <loext:text> 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9P2" style:volatile="true">
      <loext:text> 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time-style style:name="N150">
      <number:minutes number:style="long"/>
      <number:text>:</number:text>
      <number:seconds number:style="long"/>
    </number:time-style>
    <number:time-style style:name="N15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2">
      <number:minutes number:style="long"/>
      <number:text>:</number:text>
      <number:seconds number:style="long" number:decimal-places="1"/>
    </number:time-style>
    <number:number-style style:name="N15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4">
      <number:text>@USD</number:text>
      <number:number number:decimal-places="2" loext:min-decimal-places="2" number:min-integer-digits="1"/>
    </number:number-style>
    <number:number-style style:name="N155">
      <number:number number:decimal-places="3" loext:min-decimal-places="3" number:min-integer-digits="1"/>
      <number:text>CBM</number:text>
    </number:number-style>
    <number:number-style style:name="N156">
      <number:number number:decimal-places="1" loext:min-decimal-places="1" number:min-integer-digits="1"/>
      <number:text>KGS</number:text>
    </number:number-style>
    <number:number-style style:name="N157">
      <number:number number:decimal-places="0" loext:min-decimal-places="0" number:min-integer-digits="1"/>
      <number:text>CTN</number:text>
    </number:number-style>
    <number:number-style style:name="N158">
      <number:number number:decimal-places="0" loext:min-decimal-places="0" number:min-integer-digits="1"/>
      <number:text>PCS</number:text>
    </number:number-style>
    <number:number-style style:name="N159">
      <number:text>@</number:text>
      <number:number number:decimal-places="3" loext:min-decimal-places="3" number:min-integer-digits="1"/>
      <number:text>CBM</number:text>
    </number:number-style>
    <number:number-style style:name="N160">
      <number:number number:decimal-places="0" loext:min-decimal-places="0" number:min-integer-digits="1"/>
      <number:text>CTNS</number:text>
    </number:number-style>
    <number:number-style style:name="N161">
      <number:text>@</number:text>
      <number:number number:decimal-places="2" loext:min-decimal-places="2" number:min-integer-digits="1"/>
      <number:text>KGS</number:text>
    </number:number-style>
    <number:number-style style:name="N162">
      <number:number number:decimal-places="2" loext:min-decimal-places="2" number:min-integer-digits="1"/>
      <number:text>KGS</number:text>
    </number:number-style>
    <number:number-style style:name="N163">
      <number:number number:decimal-places="0" loext:min-decimal-places="0" number:min-integer-digits="1"/>
      <number:text>CTNS=1PLT</number:text>
    </number:number-style>
    <number:number-style style:name="N164">
      <number:number number:decimal-places="0" loext:min-decimal-places="0" number:min-integer-digits="1"/>
      <number:text>CTNS=3PLTS</number:text>
    </number:number-style>
    <number:date-style style:name="N10116" number:language="zh" number:country="CN">
      <number:year number:style="long"/>
      <number:text>-</number:text>
      <number:month/>
      <number:text>-</number:text>
      <number:day/>
    </number:date-style>
    <number:date-style style:name="N10117" number:language="zh" number:country="CN">
      <number:day/>
      <number:text>-</number:text>
      <number:month number:textual="true"/>
      <number:text>-</number:text>
      <number:year/>
    </number:date-style>
    <number:date-style style:name="N10118" number:language="zh" number:country="CN">
      <number:day/>
      <number:text>-</number:text>
      <number:month number:textual="true"/>
    </number:date-style>
    <number:date-style style:name="N10119" number:language="zh" number:country="CN">
      <number:month number:textual="true"/>
      <number:text>-</number:text>
      <number:year/>
    </number:date-style>
    <number:time-style style:name="N10120" number:language="zh" number:country="CN">
      <number:hours/>
      <number:text>:</number:text>
      <number:minutes number:style="long"/>
      <number:text> </number:text>
      <number:am-pm/>
    </number:time-style>
    <number:time-style style:name="N10121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zh" number:country="CN">
      <number:hours/>
      <number:text>:</number:text>
      <number:minutes number:style="long"/>
    </number:time-style>
    <number:time-style style:name="N10123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24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date-style style:name="N10125" number:language="zh" number:country="CN">
      <number:month/>
      <number:text>-</number:text>
      <number:day/>
      <number:text>-</number:text>
      <number:year/>
    </number:date-style>
    <number:time-style style:name="N10126" number:language="zh" number:country="CN">
      <number:hours/>
      <number:text>时</number:text>
      <number:minutes number:style="long"/>
      <number:text>分</number:text>
    </number:time-style>
    <number:time-style style:name="N10127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28" number:language="zh" number:country="CN">
      <number:am-pm/>
      <number:hours/>
      <number:text>时</number:text>
      <number:minutes number:style="long"/>
      <number:text>分</number:text>
    </number:time-style>
    <number:time-style style:name="N10129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常规_5f_Sheet1_5f_20_5f_pl_5f_198" style:display-name="常规_Sheet1_20_pl_19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常规_5f_Sheet1_5f_3" style:display-name="常规_Sheet1_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常规_5f_Sheet1_5f_20_5f_pl_5f_170" style:display-name="常规_Sheet1_20_pl_17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常规_5f_Sheet1_5f_20_5f_pl_5f_243" style:display-name="常规_Sheet1_20_pl_24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常规_5f_Sheet1_5f_20_5f_pl_5f_154" style:display-name="常规_Sheet1_20_pl_15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常规_5f_Sheet1_5f_20_5f_pl_5f_127" style:display-name="常规_Sheet1_20_pl_12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常规_5f_Sheet1_5f_20_5f_pl_5f_95" style:display-name="常规_Sheet1_20_pl_9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常规_5f_Sheet1_5f_5" style:display-name="常规_Sheet1_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30">0000/00/00</text:date>, <text:time style:data-style-name="N2" text:time-value="15:12:13.3341133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4T18:35:58.077007833</meta:creation-date>
    <dc:date>2017-09-30T15:30:55.250565737</dc:date>
    <meta:editing-duration>PT59M6S</meta:editing-duration>
    <meta:editing-cycles>13</meta:editing-cycles>
    <meta:generator>LibreOffice/5.3.3.2$Linux_X86_64 LibreOffice_project/3d9a8b4b4e538a85e0782bd6c2d430bafe583448</meta:generator>
    <meta:document-statistic meta:table-count="1" meta:cell-count="51" meta:object-count="0"/>
  </office:meta>
</office:document-meta>
</file>